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Bonjour monsieur, madame,</text:p>
      <text:p text:style-name="Standard"/>
      <text:p text:style-name="Standard">Dans le cadre d'un projet à présenter aux concours, j'ai besoin d'un ventilateur de tour pc. Auriez-vous d'anciennes pièces de ce type dont vous ne vous servirez pas ? Et si oui serait-il envisageable d'en récupérer?</text:p>
      <text:p text:style-name="Standard"/>
      <text:p text:style-name="Standard">Je vous remercie d'avance pour l'attention que vous porterez à ma demande et vous souhaite une bonne journée,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ilde Paya (Student at CentraleSupelec)</dc:creator>
    <meta:creation-date>2021-09-07T21:42:00Z</meta:creation-date>
    <dc:date>2023-12-02T11:31:00Z</dc:date>
    <meta:template xlink:href="Normal" xlink:type="simple"/>
    <meta:editing-cycles>2</meta:editing-cycles>
    <meta:editing-duration>PT420S</meta:editing-duration>
    <meta:document-statistic meta:page-count="1" meta:paragraph-count="1" meta:word-count="54" meta:character-count="354" meta:row-count="2" meta:non-whitespace-character-count="301"/>
  </office:meta>
</office:document-meta>
</file>